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UnitName</text:p>
          </table:table-cell>
          <table:table-cell office:value-type="string">
            <text:p>UnitType</text:p>
          </table:table-cell>
          <table:table-cell office:value-type="string">
            <text:p>StationCode</text:p>
          </table:table-cell>
          <table:table-cell office:value-type="string">
            <text:p>StationName</text:p>
          </table:table-cell>
          <table:table-cell office:value-type="string">
            <text:p>LocationDescription</text:p>
          </table:table-cell>
          <table:table-cell table:style-name="ce1" office:value-type="string">
            <text:p>SymptomCode</text:p>
          </table:table-cell>
          <table:table-cell office:value-type="string">
            <text:p>SymptomDescription</text:p>
          </table:table-cell>
          <table:table-cell table:style-name="ce1" office:value-type="string">
            <text:p>Group</text:p>
          </table:table-cell>
        </table:table-row>
        <table:table-row table:style-name="ro1">
          <table:table-cell office:value-type="string">
            <text:p>A03N01ESCALATOR</text:p>
          </table:table-cell>
          <table:table-cell office:value-type="string">
            <text:p>ESCALATOR</text:p>
          </table:table-cell>
          <table:table-cell office:value-type="string">
            <text:p>A03</text:p>
          </table:table-cell>
          <table:table-cell office:value-type="string">
            <text:p>Dupont Circle, North</text:p>
          </table:table-cell>
          <table:table-cell office:value-type="string">
            <text:p>Escalator to street</text:p>
          </table:table-cell>
          <table:table-cell office:value-type="float" office:value="2">
            <text:p>2</text:p>
          </table:table-cell>
          <table:table-cell office:value-type="string">
            <text:p>Laz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03N02ESCALATOR</text:p>
          </table:table-cell>
          <table:table-cell office:value-type="string">
            <text:p>ESCALATOR</text:p>
          </table:table-cell>
          <table:table-cell office:value-type="string">
            <text:p>A03</text:p>
          </table:table-cell>
          <table:table-cell office:value-type="string">
            <text:p>Dupont Circle, North</text:p>
          </table:table-cell>
          <table:table-cell office:value-type="string">
            <text:p>Escalator to street</text:p>
          </table:table-cell>
          <table:table-cell office:value-type="float" office:value="3">
            <text:p>3</text:p>
          </table:table-cell>
          <table:table-cell office:value-type="string">
            <text:p>Slippe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02X012ESCALATOR</text:p>
          </table:table-cell>
          <table:table-cell office:value-type="string">
            <text:p>ESCALATOR</text:p>
          </table:table-cell>
          <table:table-cell office:value-type="string">
            <text:p>A02</text:p>
          </table:table-cell>
          <table:table-cell office:value-type="string">
            <text:p>Farragut North, 17th Street</text:p>
          </table:table-cell>
          <table:table-cell office:value-type="string">
            <text:p>Escalator to street</text:p>
          </table:table-cell>
          <table:table-cell office:value-type="float" office:value="4">
            <text:p>4</text:p>
          </table:table-cell>
          <table:table-cell office:value-type="string">
            <text:p>Powe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03N02ESCALATOR</text:p>
          </table:table-cell>
          <table:table-cell office:value-type="string">
            <text:p>ESCALATOR</text:p>
          </table:table-cell>
          <table:table-cell office:value-type="string">
            <text:p>A03</text:p>
          </table:table-cell>
          <table:table-cell office:value-type="string">
            <text:p>Dupont Circle, North</text:p>
          </table:table-cell>
          <table:table-cell office:value-type="string">
            <text:p>Escalator to street</text:p>
          </table:table-cell>
          <table:table-cell office:value-type="float" office:value="3">
            <text:p>3</text:p>
          </table:table-cell>
          <table:table-cell office:value-type="string">
            <text:p>Slippe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02X012ESCALATOR</text:p>
          </table:table-cell>
          <table:table-cell office:value-type="string">
            <text:p>ESCALATOR</text:p>
          </table:table-cell>
          <table:table-cell office:value-type="string">
            <text:p>A02</text:p>
          </table:table-cell>
          <table:table-cell office:value-type="string">
            <text:p>Farragut North, 17th Street</text:p>
          </table:table-cell>
          <table:table-cell office:value-type="string">
            <text:p>Escalator to street</text:p>
          </table:table-cell>
          <table:table-cell office:value-type="float" office:value="4">
            <text:p>4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03N02ESCALATOR</text:p>
          </table:table-cell>
          <table:table-cell office:value-type="string">
            <text:p>ESCALATOR</text:p>
          </table:table-cell>
          <table:table-cell office:value-type="string">
            <text:p>A03</text:p>
          </table:table-cell>
          <table:table-cell office:value-type="string">
            <text:p>Dupont Circle, North</text:p>
          </table:table-cell>
          <table:table-cell office:value-type="string">
            <text:p>Escalator to street</text:p>
          </table:table-cell>
          <table:table-cell office:value-type="float" office:value="3">
            <text:p>3</text:p>
          </table:table-cell>
          <table:table-cell office:value-type="string">
            <text:p>Slipper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02X012ESCALATOR</text:p>
          </table:table-cell>
          <table:table-cell office:value-type="string">
            <text:p>ESCALATOR</text:p>
          </table:table-cell>
          <table:table-cell office:value-type="string">
            <text:p>A02</text:p>
          </table:table-cell>
          <table:table-cell office:value-type="string">
            <text:p>Farragut North, 17th Street</text:p>
          </table:table-cell>
          <table:table-cell office:value-type="string">
            <text:p>Escalator to street</text:p>
          </table:table-cell>
          <table:table-cell office:value-type="float" office:value="4">
            <text:p>4</text:p>
          </table:table-cell>
          <table:table-cell office:value-type="string">
            <text:p>Power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Mendelowitz</meta:initial-creator>
    <meta:creation-date>2013-05-31T11:22:26</meta:creation-date>
    <dc:date>2013-05-31T11:23:07</dc:date>
    <dc:creator>Lee Mendelowitz</dc:creator>
    <meta:editing-duration>P0D</meta:editing-duration>
    <meta:editing-cycles>1</meta:editing-cycles>
    <meta:generator>LibreOffice/3.5$MacOSX_x86 LibreOffice_project/165a79a-7059095-e13bb37-fef39a4-9503d18</meta:generator>
    <meta:document-statistic meta:table-count="3" meta:cell-count="64" meta:object-count="0"/>
  </office:meta>
</office:document-meta>
</file>